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342.28pt" svg:x="288.77pt" svg:y="33.9pt">
            <loext:p draw:notify-on-update-of-ranges="Sheet1.D5:Sheet1.D10 Sheet1.A5:Sheet1.A10 Sheet1.B3:Sheet1.B3 Sheet1.B5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s=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dden nodes</text:p>
          </table:table-cell>
          <table:table-cell office:value-type="string" calcext:value-type="string">
            <text:p>Lr 0.1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01" calcext:value-type="float">
            <text:p>0.7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98" calcext:value-type="float">
            <text:p>0.89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67" calcext:value-type="float">
            <text:p>0.96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51" calcext:value-type="float">
            <text:p>0.975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762" calcext:value-type="float">
            <text:p>0.97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22:11:35.1651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6:09:11.680871000</meta:creation-date>
    <dc:date>2016-03-06T01:00:21.973451000</dc:date>
    <meta:editing-duration>PT1H57M28S</meta:editing-duration>
    <meta:editing-cycles>12</meta:editing-cycles>
    <meta:generator>LibreOffice/5.1.0.3$MacOSX_X86_64 LibreOffice_project/5e3e00a007d9b3b6efb6797a8b8e57b51ab1f737</meta:generator>
    <meta:document-statistic meta:table-count="1" meta:cell-count="15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2.076cm" xlink:href=".." xlink:type="simple" chart:class="chart:scatter" chart:style-name="ch1">
        <chart:title svg:x="4.644cm" svg:y="0.376cm" chart:style-name="ch2">
          <text:p>Performance and Hidden Nodes</text:p>
        </chart:title>
        <chart:subtitle svg:x="4.275cm" svg:y="1.41cm" chart:style-name="ch3">
          <text:p>MNIST dataset with 3-layer neural network</text:p>
        </chart:subtitle>
        <chart:plot-area chart:style-name="ch4" table:cell-range-address="Sheet1.D5:Sheet1.D10 Sheet1.A5:Sheet1.B10 Sheet1.B3:Sheet1.B3" chart:data-source-has-labels="both" svg:x="1.312cm" svg:y="2.318cm" svg:width="14.368cm" svg:height="8.555cm">
          <chartooo:coordinate-region svg:x="2.244cm" svg:y="2.515cm" svg:width="13.145cm" svg:height="7.715cm"/>
          <chart:axis chart:dimension="x" chart:name="primary-x" chart:style-name="ch5" chartooo:axis-type="auto">
            <chart:title svg:x="6.725cm" svg:y="11.115cm" chart:style-name="ch6">
              <text:p>number of hidden nodes</text:p>
            </chart:title>
            <chart:categories table:cell-range-address="Sheet1.D5:Sheet1.D10"/>
          </chart:axis>
          <chart:axis chart:dimension="y" chart:name="primary-y" chart:style-name="ch7">
            <chart:title svg:x="0.451cm" svg:y="7.54cm" chart:style-name="ch8">
              <text:p>performance</text:p>
            </chart:title>
            <chart:grid chart:style-name="ch9" chart:class="major"/>
          </chart:axis>
          <chart:series chart:style-name="ch10" chart:values-cell-range-address="Sheet1.B5:Sheet1.B10" chart:label-cell-address="Sheet1.B3:Sheet1.B3" chart:class="chart:scatter">
            <chart:domain table:cell-range-address="Sheet1.A5:Sheet1.A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r 0.1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D5:Sheet1.D10</svg:desc>
                </draw:g>
              </table:table-cell>
              <table:table-cell office:value-type="float" office:value="5">
                <text:p>5</text:p>
                <draw:g>
                  <svg:desc>Sheet1.A5:Sheet1.A10</svg:desc>
                </draw:g>
              </table:table-cell>
              <table:table-cell office:value-type="float" office:value="0.7001">
                <text:p>0.7001</text:p>
                <draw:g>
                  <svg:desc>Sheet1.B5:Sheet1.B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0.9762">
                <text:p>0.9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